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a880" officeooo:paragraph-rsid="0017a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init :</text:p>
      <text:p text:style-name="P1"/>
      <text:p text:style-name="P1">Bien sûr, voici une fiche mémo sous forme de texte :</text:p>
      <text:p text:style-name="P1"/>
      <text:p text:style-name="P1">---</text:p>
      <text:p text:style-name="P1"/>
      <text:p text:style-name="P1">**Commandes Git Utiles :**</text:p>
      <text:p text:style-name="P1"/>
      <text:p text:style-name="P1">- `git init`: Initialise un nouveau dépôt.</text:p>
      <text:p text:style-name="P1">- `git clone &lt;URL_du_dépôt&gt;`: Clone un dépôt existant.</text:p>
      <text:p text:style-name="P1">- `git checkout -b &lt;nom_de_la_nouvelle_branche&gt;`: Crée une nouvelle branche et bascule dessus.</text:p>
      <text:p text:style-name="P1">- `git add &lt;nom_du_fichier&gt;`: Ajoute des fichiers à la staging area.</text:p>
      <text:p text:style-name="P1">- `git commit -m "Message du commit"`: Valide les modifications avec un commit.</text:p>
      <text:p text:style-name="P1">- `git log`: Affiche l'historique des commits.</text:p>
      <text:p text:style-name="P1">- `git diff &lt;branche_source&gt; &lt;branche_cible&gt;`: Affiche les différences entre les branches.</text:p>
      <text:p text:style-name="P1">- `git push origin &lt;nom_de_la_branche&gt;`: Pousse des modifications vers un dépôt distant.</text:p>
      <text:p text:style-name="P1">- `git pull`: Récupère les modifications d'un dépôt distant.</text:p>
      <text:p text:style-name="P1">- `git tag &lt;nom_de_l'étiquette&gt; &lt;ID_du_commit&gt;`: Crée une étiquette (tag) pour marquer un commit.</text:p>
      <text:p text:style-name="P1">- `git revert &lt;ID_du_commit&gt;`: Annule un commit spécifique.</text:p>
      <text:p text:style-name="P1"/>
      <text:p text:style-name="P1">---</text:p>
      <text:p text:style-name="P1"/>
      <text:p text:style-name="P1">Cette fiche mémo résume quelques commandes Git essentielles pour faciliter votre utilisation au quotidien 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9:37:11.232134675</meta:creation-date>
    <dc:date>2023-12-02T19:37:57.768200266</dc:date>
    <meta:editing-duration>PT46S</meta:editing-duration>
    <meta:editing-cycles>1</meta:editing-cycles>
    <meta:document-statistic meta:table-count="0" meta:image-count="0" meta:object-count="0" meta:page-count="1" meta:paragraph-count="17" meta:word-count="146" meta:character-count="978" meta:non-whitespace-character-count="849"/>
    <meta:generator>LibreOffice/7.6.3.2$MacOSX_AARCH64 LibreOffice_project/29d686fea9f6705b262d369fede658f824154cc0</meta:generator>
  </office:meta>
</office:document-meta>
</file>